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1be" officeooo:paragraph-rsid="0000fbcc"/>
    </style:style>
    <style:style style:name="P2" style:family="paragraph" style:parent-style-name="Standard">
      <style:text-properties officeooo:rsid="000e4db7" officeooo:paragraph-rsid="0000fbcc"/>
    </style:style>
    <style:style style:name="P3" style:family="paragraph" style:parent-style-name="Standard">
      <style:text-properties officeooo:paragraph-rsid="0000fbcc"/>
    </style:style>
    <style:style style:name="T1" style:family="text">
      <style:text-properties officeooo:rsid="00111007"/>
    </style:style>
    <style:style style:name="T2" style:family="text">
      <style:text-properties officeooo:rsid="0000fbcc"/>
    </style:style>
    <style:style style:name="T3" style:family="text">
      <style:text-properties officeooo:rsid="000e4d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DOC:</text:span></text:p>
      <text:p text:style-name="P3"><text:span text:style-name="T2">Pattern search e</text:span><text:span text:style-name="T3">xample</text:span></text:p>
      <text:p text:style-name="P3">{"type": "chromatic",</text:p>
      <text:p text:style-name="P3"><text:s/>"pattern": "M:2/4\n|:AB2A B2c2",</text:p>
      <text:p text:style-name="P3"><text:s/>"mirror": "True",</text:p>
      <text:p text:style-name="P3"><text:s/>"index_name": "myindex"</text:p>
      <text:p text:style-name="P3">}</text:p>
      <text:p text:style-name="P3"/>
      <text:p text:style-name="P1"><text:span text:style-name="T1">The query in </text:span>test_chr2 won’t return any result in inde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12:29:14.222101566</meta:creation-date>
    <dc:date>2022-09-13T12:29:42.355076334</dc:date>
    <meta:editing-duration>PT28S</meta:editing-duration>
    <meta:editing-cycles>1</meta:editing-cycles>
    <meta:document-statistic meta:table-count="0" meta:image-count="0" meta:object-count="0" meta:page-count="1" meta:paragraph-count="8" meta:word-count="24" meta:character-count="178" meta:non-whitespace-character-count="159"/>
    <meta:generator>LibreOffice/6.4.7.2$Linux_X86_64 LibreOffice_project/40$Build-2</meta:generator>
  </office:meta>
</office:document-meta>
</file>